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2pt" svg:height="255.23pt" svg:x="316.77pt" svg:y="50.46pt">
            <loext:p draw:notify-on-update-of-ranges="Sheet1.A4:Sheet1.A35 Sheet1.B4:Sheet1.B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Mean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81.5" calcext:value-type="float">
            <text:p>11581.5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85.6" calcext:value-type="float">
            <text:p>7985.6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63.9" calcext:value-type="float">
            <text:p>8163.9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35.1" calcext:value-type="float">
            <text:p>7935.1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89.4" calcext:value-type="float">
            <text:p>8789.4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65.1" calcext:value-type="float">
            <text:p>8565.1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78.1" calcext:value-type="float">
            <text:p>8678.1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20.6" calcext:value-type="float">
            <text:p>8820.6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47.9" calcext:value-type="float">
            <text:p>8947.9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42.2" calcext:value-type="float">
            <text:p>9042.2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83" calcext:value-type="float">
            <text:p>8983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52.8" calcext:value-type="float">
            <text:p>9052.8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92.4" calcext:value-type="float">
            <text:p>9092.4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77.2" calcext:value-type="float">
            <text:p>9177.2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83.5" calcext:value-type="float">
            <text:p>9183.5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33.2" calcext:value-type="float">
            <text:p>9233.2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50.3" calcext:value-type="float">
            <text:p>9350.3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03.3" calcext:value-type="float">
            <text:p>9403.3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2.5" calcext:value-type="float">
            <text:p>9402.5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98.9" calcext:value-type="float">
            <text:p>9398.9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97.7" calcext:value-type="float">
            <text:p>9397.7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36.4" calcext:value-type="float">
            <text:p>9636.4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52.8" calcext:value-type="float">
            <text:p>9652.8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10.1" calcext:value-type="float">
            <text:p>9510.1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09.7" calcext:value-type="float">
            <text:p>9809.7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00.1" calcext:value-type="float">
            <text:p>9700.1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29.4" calcext:value-type="float">
            <text:p>9929.4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53.7" calcext:value-type="float">
            <text:p>9953.7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58.7" calcext:value-type="float">
            <text:p>9958.7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29.5" calcext:value-type="float">
            <text:p>9929.5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67.7" calcext:value-type="float">
            <text:p>10167.7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99.8" calcext:value-type="float">
            <text:p>10099.8</text:p>
          </table:table-cell>
          <table:table-cell office:value-type="string" calcext:value-type="string">
            <text:p>countParallelN</text:p>
          </table:table-cell>
          <table:table-cell office:value-type="string" calcext:value-type="string">
            <text:p>AtomicLo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1:38:09.447932203</meta:creation-date>
    <dc:date>2016-09-27T11:45:48.388818864</dc:date>
    <meta:editing-duration>PT7M39S</meta:editing-duration>
    <meta:editing-cycles>1</meta:editing-cycles>
    <meta:document-statistic meta:table-count="1" meta:cell-count="13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3.141cm" svg:y="3.954cm" style:legend-expansion="high" chart:style-name="ch2"/>
        <chart:plot-area chart:style-name="ch3" table:cell-range-address="Sheet1.A4:Sheet1.B35" svg:x="0.319cm" svg:y="0.18cm" svg:width="12.503cm" svg:height="8.645cm">
          <chartooo:coordinate-region svg:x="1.496cm" svg:y="0.38cm" svg:width="11.326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:Sheet1.A35" chart:class="chart:line">
            <chart:data-point chart:repeated="32"/>
          </chart:series>
          <chart:series chart:style-name="ch7" chart:values-cell-range-address="Sheet1.B4:Sheet1.B35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35</svg:desc>
                </draw:g>
              </table:table-cell>
              <table:table-cell office:value-type="float" office:value="11581.5">
                <text:p>11581.5</text:p>
                <draw:g>
                  <svg:desc>Sheet1.B4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985.6">
                <text:p>798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163.9">
                <text:p>816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35.1">
                <text:p>793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789.4">
                <text:p>878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565.1">
                <text:p>856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678.1">
                <text:p>867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947.9">
                <text:p>894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042.2">
                <text:p>904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983">
                <text:p>8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052.8">
                <text:p>905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092.4">
                <text:p>909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177.2">
                <text:p>9177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183.5">
                <text:p>918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33.2">
                <text:p>923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350.3">
                <text:p>935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403.3">
                <text:p>9403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402.5">
                <text:p>940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398.9">
                <text:p>9398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397.7">
                <text:p>939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636.4">
                <text:p>9636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652.8">
                <text:p>965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510.1">
                <text:p>951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809.7">
                <text:p>9809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700.1">
                <text:p>970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929.4">
                <text:p>992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953.7">
                <text:p>9953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958.7">
                <text:p>995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929.5">
                <text:p>992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167.7">
                <text:p>10167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099.8">
                <text:p>1009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